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leStepper.activateCells( List activeCellList , int row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ableStepper.getMaxRemainingHeigh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ableStepper.removeCellsEndingOnCurrentRow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ableStepper.switchToNextRow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ableStepper.signalRowFirstSte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bleStepper.prepareNextRow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ableStepper.considerRowLastStep( int step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">
            <text:p text:style-name="Table_20_Contents">3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TableStepper.getFirstSt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ableStepper.getCombinedKnuthElementsForRowGroup( LayoutContext context , EffRow [ ] rows , int bodyType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30">
            <text:p text:style-name="Table_20_Contents">30</text:p>
          </table:table-cell>
          <table:table-cell office:value-type="float" office:value="100">
            <text:p text:style-name="Table_20_Contents">100</text:p>
          </table:table-cell>
        </table:table-row>
        <table:table-row>
          <table:table-cell office:value-type="string">
            <text:p text:style-name="Table_20_Contents">TableStepper.computeMinStep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ableStepper.calcTotalHeigh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ableStepper.setup( EffRow [ ] row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ableStepper.computeRowFirstStep( List cel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bleStepper.signalNextStep( int ste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ableStepper.getTableL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Stepper.getNextStep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TableStepper.TableStepper( TableContentLayoutManager tcl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